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a831" officeooo:paragraph-rsid="0020a83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20a831" officeooo:paragraph-rsid="0020a831" style:font-size-asian="21pt" style:font-weight-asian="bold" style:font-size-complex="24pt" style:font-weight-complex="bold"/>
    </style:style>
    <style:style style:name="P3" style:family="paragraph" style:parent-style-name="Standard">
      <style:text-properties fo:font-weight="normal" officeooo:rsid="0020a831" officeooo:paragraph-rsid="0020a831" style:font-weight-asian="normal" style:font-weight-complex="normal"/>
    </style:style>
    <style:style style:name="P4" style:family="paragraph" style:parent-style-name="Standard">
      <style:text-properties officeooo:rsid="00225185" officeooo:paragraph-rsid="00225185"/>
    </style:style>
    <style:style style:name="T1" style:family="text">
      <style:text-properties officeooo:rsid="001ee81c"/>
    </style:style>
    <style:style style:name="T2" style:family="text">
      <style:text-properties officeooo:rsid="0020a83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225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éria: <text:span text:style-name="T3">Matemática Discreta</text:span></text:p>
      <text:p text:style-name="P1">Professor:<text:span text:style-name="T3"> Hemerson Pistori</text:span></text:p>
      <text:p text:style-name="P1">Alunos:<text:span text:style-name="T3"> Leonardo Lescano, Chrystian Rubio e Pedro Antonio.</text:span></text:p>
      <text:p text:style-name="P3"/>
      <text:p text:style-name="P2">Tabela Verdade</text:p>
      <text:p text:style-name="Standard"/>
      <text:p text:style-name="Standard">Nosso trabalho foi baseado em um código já existente, cujo autor é <text:span text:style-name="T4">leduythuccs</text:span>, o código original se encontra em <text:a xlink:type="simple" xlink:href="https://github.com/leduythuccs/TruthTableGenerator" text:style-name="Internet_20_link" text:visited-style-name="Visited_20_Internet_20_Link"><text:span text:style-name="T2">TruthTableGenerator</text:span></text:a>.</text:p>
      <text:p text:style-name="Standard">Durante a<text:span text:style-name="T5">s</text:span> ultimas aulas, foi feita uma reunião entre os membros para designar o que cada um iria fazer. O acordado foi que C<text:span text:style-name="T1">hr</text:span>ystian e Leonardo iriam traduzir o<text:span text:style-name="T1">s</text:span> <text:span text:style-name="T1">comentários do </text:span>código e <text:span text:style-name="T1">iriam </text:span>criar uma função dentro do código que possibilite salvar o resultado da tabela verdade gerada a partir da sentença logica, <text:span text:style-name="T5">e</text:span> o Pedro iria escrever esse relatório e produzir o video demonstrando o funcionamento do programa.</text:p>
      <text:p text:style-name="P4">Por fim, criamos uma função para mostrar no output padrão o tipo da expressão lógica(tautologia,contradição ou contingênci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9:47:13.642308440</meta:creation-date>
    <dc:date>2022-10-24T09:43:36.532952806</dc:date>
    <meta:editing-duration>PT2H35M35S</meta:editing-duration>
    <meta:editing-cycles>5</meta:editing-cycles>
    <meta:generator>LibreOffice/7.4.2.3$Linux_X86_64 LibreOffice_project/22949782292d40bc0751a2b0b2cf40927460a4f8</meta:generator>
    <meta:document-statistic meta:table-count="0" meta:image-count="0" meta:object-count="0" meta:page-count="1" meta:paragraph-count="7" meta:word-count="123" meta:character-count="800" meta:non-whitespace-character-count="684"/>
  </office:meta>
</office:document-meta>
</file>